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22">
      <style:table-cell-properties fo:border="thin solid #4A452A"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fo:border="thin solid #4A452A"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4A452A" style:vertical-align="middle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3.8006666666667cm"/>
    </style:style>
    <style:style style:name="co2" style:family="table-column">
      <style:table-column-properties fo:break-before="auto" style:column-width="3.45016666666667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2.137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39.9pt" style:use-optimal-row-height="false" fo:break-before="auto"/>
    </style:style>
    <style:style style:name="ro2" style:family="table-row">
      <style:table-row-properties style:row-height="41.1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5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5" table:number-columns-repeated="981" table:default-cell-style-name="ce2"/>
        <table:table-column table:style-name="co6" table:number-columns-repeated="15360" table:default-cell-style-name="ce1"/>
        <table:table-row table:style-name="ro1">
          <table:table-cell office:value-type="string" table:number-columns-spanned="6" table:number-rows-spanned="1" table:style-name="ce20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0">
            <text:p>SESSION 2026</text:p>
          </table:table-cell>
          <table:covered-table-cell/>
          <table:table-cell table:number-columns-repeated="35" table:style-name="ce1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21">
            <text:p>Tableau de synthèse des réalisations professionnelles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2">
            <text:p>NOM et prénom : FLORQUIN Chelsea</text:p>
          </table:table-cell>
          <table:covered-table-cell table:number-columns-repeated="4"/>
          <table:table-cell office:value-type="string" table:number-columns-spanned="3" table:number-rows-spanned="1" table:style-name="ce22">
            <text:p>N° candidat :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2">
            <text:p>Centre de formation : Lycée de l'Hautil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</table:table-cell>
          <table:table-cell office:value-type="string" table:style-name="ce5">
            <text:p>✅ SLAM</text:p>
          </table:table-cell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2">
            <text:p>Adresse URL du portfolio :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3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4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6">
            <text:p>Organiser son développemen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7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7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7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7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7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7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5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CV HTML (GitLab)</text:p>
          </table:table-cell>
          <table:table-cell office:value-type="date" office:date-value="2024-09-01T00:00:00" table:style-name="ce10">
            <text:p>sept-24</text:p>
          </table:table-cell>
          <table:table-cell table:style-name="ce11"/>
          <table:table-cell table:number-columns-repeated="4" table:style-name="ce12"/>
          <table:table-cell office:value-type="string" table:style-name="ce8">
            <text:p><text:s text:c="16"/><text:span text:style-name="T1">✅</text:span>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CAS Alten (GitLab)</text:p>
          </table:table-cell>
          <table:table-cell office:value-type="string" table:style-name="ce13">
            <text:p><text:s text:c="9"/>déc/janv-25</text:p>
          </table:table-cell>
          <table:table-cell table:number-columns-repeated="3" table:style-name="ce12"/>
          <table:table-cell office:value-type="string" table:style-name="ce12">
            <text:p>✅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Ticket (GitLab)</text:p>
          </table:table-cell>
          <table:table-cell office:value-type="date" office:date-value="2025-01-01T00:00:00" table:style-name="ce10">
            <text:p>janv-25</text:p>
          </table:table-cell>
          <table:table-cell table:number-columns-repeated="5" table:style-name="ce12"/>
          <table:table-cell office:value-type="string" table:style-name="ce12">
            <text:p>✅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Portfolio</text:p>
          </table:table-cell>
          <table:table-cell office:value-type="date" office:date-value="2025-03-01T00:00:00" table:style-name="ce10">
            <text:p>mars-25</text:p>
          </table:table-cell>
          <table:table-cell table:number-columns-repeated="2" table:style-name="ce12"/>
          <table:table-cell office:value-type="string" table:style-name="ce12">
            <text:p>✅</text:p>
          </table:table-cell>
          <table:table-cell office:value-type="string" table:style-name="ce12">
            <text:p>✅</text:p>
          </table:table-cell>
          <table:table-cell table:style-name="ce12"/>
          <table:table-cell office:value-type="string" table:style-name="ce12">
            <text:p>✅</text:p>
          </table:table-cell>
          <table:table-cell table:number-columns-repeated="16376" table:style-name="ce8"/>
        </table:table-row>
        <table:table-row table:number-rows-repeated="6" table:style-name="ro1">
          <table:table-cell table:style-name="ce9"/>
          <table:table-cell table:style-name="ce13"/>
          <table:table-cell table:number-columns-repeated="6" table:style-name="ce12"/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6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8"/>
        </table:table-row>
        <table:table-row table:number-rows-repeated="7" table:style-name="ro1">
          <table:table-cell table:style-name="ce9"/>
          <table:table-cell table:style-name="ce13"/>
          <table:table-cell table:number-columns-repeated="6" table:style-name="ce12"/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6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8"/>
        </table:table-row>
        <table:table-row table:number-rows-repeated="5" table:style-name="ro1">
          <table:table-cell table:style-name="ce9"/>
          <table:table-cell table:style-name="ce13"/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table:style-name="ce14"/>
          <table:table-cell table:style-name="ce15"/>
          <table:table-cell table:number-columns-repeated="6" table:style-name="ce16"/>
          <table:table-cell table:number-columns-repeated="16376" table:style-name="ce8"/>
        </table:table-row>
        <table:table-row table:style-name="ro1">
          <table:table-cell table:style-name="ce9"/>
          <table:table-cell table:style-name="ce13"/>
          <table:table-cell table:number-columns-repeated="6" table:style-name="ce12"/>
          <table:table-cell table:number-columns-repeated="16376" table:style-name="ce8"/>
        </table:table-row>
        <table:table-row table:style-name="ro6">
          <table:table-cell table:style-name="ce17"/>
          <table:table-cell table:style-name="ce18"/>
          <table:table-cell table:number-columns-repeated="6" table:style-name="ce19"/>
          <table:table-cell table:number-columns-repeated="16376" table:style-name="ce8"/>
        </table:table-row>
        <table:table-row table:number-rows-repeated="1048541" table:style-name="ro7">
          <table:table-cell table:number-columns-repeated="16384"/>
        </table:table-row>
        <table:named-expressions>
          <table:named-range table:name="Print_Area" table:cell-range-address="Tableau_de_synthèse_Épreuve_E5.$A$1:Tableau_de_synthèse_Épreuve_E5.$H$35" table:base-cell-address="Tableau_de_synthèse_Épreuve_E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Christine Gaubert-Macon</meta:initial-creator>
    <dc:creator>Chelsea Florquin</dc:creator>
    <meta:creation-date>2012-01-12T10:51:15Z</meta:creation-date>
    <dc:date>2025-04-29T06:47:53Z</dc:date>
    <meta:print-date>2021-01-01T11:01:24Z</meta:print-date>
    <meta:editing-cycles>1</meta:editing-cycles>
    <meta:editing-duration>PT102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